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35d94" officeooo:paragraph-rsid="00035d94"/>
    </style:style>
    <style:style style:name="P2" style:family="paragraph" style:parent-style-name="Text_20_body">
      <style:text-properties officeooo:rsid="00035d94" officeooo:paragraph-rsid="00035d94"/>
    </style:style>
    <style:style style:name="P3" style:family="paragraph" style:parent-style-name="Text_20_body">
      <style:text-properties officeooo:rsid="00049b07" officeooo:paragraph-rsid="00049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2"/>
      <text:p text:style-name="P2">git config - -global <text:s/>user.name “nombreusuario” (Establecer un nombre de usuario) </text:p>
      <text:p text:style-name="P2">git config <text:s/>- -global user.email “email” (establece un email al usuario)</text:p>
      <text:p text:style-name="P2">git config - -list (informacion sobre el repositorio)</text:p>
      <text:p text:style-name="P2">clear (limpiar la pantalla)</text:p>
      <text:p text:style-name="P2">git config - -global core.editor “nombre del editor que queremos” (configura un editor para git)</text:p>
      <text:p text:style-name="P2">git - -status ( Ver el estado del repositorio de la carpeta en la que estamos)</text:p>
      <text:p text:style-name="P3">git init (inicia el repositorio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09:17:29.764214100</meta:creation-date>
    <dc:date>2025-04-28T09:32:21.333475800</dc:date>
    <meta:editing-duration>PT4M26S</meta:editing-duration>
    <meta:editing-cycles>1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8" meta:word-count="72" meta:character-count="453" meta:non-whitespace-character-count="385"/>
  </office:meta>
</office:document-meta>
</file>